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/>
      <style:text-properties officeooo:paragraph-rsid="00030d6b"/>
    </style:style>
    <style:style style:name="T1" style:family="text">
      <style:text-properties officeooo:rsid="00030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lake Griffith (wordcount = 938) </text:span></text:p>
      <text:p text:style-name="P1"><text:span text:style-name="T1"/></text:p>
      <text:p text:style-name="P1"><text:span text:style-name="T1">## prompt: </text:span></text:p>
      <text:p text:style-name="P1"><text:span text:style-name="T1"/></text:p>
      <text:p text:style-name="P1"><text:span text:style-name="T1">How does Feyerabend construe Galileo's 'Tower Argument', and is he right</text:span></text:p>
      <text:p text:style-name="P1"><text:span text:style-name="T1">to do in this way? What follows from such a reconstruction? <text:s/>How can it</text:span></text:p>
      <text:p text:style-name="P1"><text:span text:style-name="T1">be resisted?</text:span></text:p>
      <text:p text:style-name="P1"><text:span text:style-name="T1"/></text:p>
      <text:p text:style-name="P1"><text:span text:style-name="T1">## essay:</text:span></text:p>
      <text:p text:style-name="P1"><text:span text:style-name="T1"/></text:p>
      <text:p text:style-name="P1"><text:span text:style-name="T1">Feyerabend, construes Galileo's Tower Argument in terms of his</text:span></text:p>
      <text:p text:style-name="P1"><text:span text:style-name="T1">principles of proliferation. Feyerabend intends for this reconstruction</text:span></text:p>
      <text:p text:style-name="P1"><text:span text:style-name="T1">to be an example of his anarchist theory of the of progress of science.</text:span></text:p>
      <text:p text:style-name="P1"><text:span text:style-name="T1">However, his reconstruction is exaggerated, and dishonest to Galileo's</text:span></text:p>
      <text:p text:style-name="P1"><text:span text:style-name="T1">intent. Feyerabend exaggerates to the point of dishonesty to make</text:span></text:p>
      <text:p text:style-name="P1"><text:span text:style-name="T1">Galileo seem dishonest. However Galileo did not adhere strictly to</text:span></text:p>
      <text:p text:style-name="P1"><text:span text:style-name="T1">methodological rules, and his methods can be considered justification</text:span></text:p>
      <text:p text:style-name="P1"><text:span text:style-name="T1">for Feyerabend's anarchism, even without Feyerabend's misconstrual of</text:span></text:p>
      <text:p text:style-name="P1"><text:span text:style-name="T1">Galileo's intentions.</text:span></text:p>
      <text:p text:style-name="P1"><text:span text:style-name="T1"/></text:p>
      <text:p text:style-name="P1"><text:span text:style-name="T1">Feyerabend defines his proliferation as "introducing, elaborating, and</text:span></text:p>
      <text:p text:style-name="P1"><text:span text:style-name="T1">propagating hypotheses which are inconsistent either with</text:span></text:p>
      <text:p text:style-name="P1"><text:span text:style-name="T1">well-established *theories* or with well-established facts" this is how</text:span></text:p>
      <text:p text:style-name="P1"><text:span text:style-name="T1">Feyerabend believes science is progressed, rather than through</text:span></text:p>
      <text:p text:style-name="P1"><text:span text:style-name="T1">methodological rules. Like Newton, or Descartes would insist. Feyerabend</text:span></text:p>
      <text:p text:style-name="P1"><text:span text:style-name="T1">applies this principle to the Tower Argument which is a dialog between</text:span></text:p>
      <text:p text:style-name="P1"><text:span text:style-name="T1">three fictional characters in which they debate the Copernican versus</text:span></text:p>
      <text:p text:style-name="P1"><text:span text:style-name="T1">Ptolemaic theories of the solar system. The three characters are</text:span></text:p>
      <text:p text:style-name="P1"><text:span text:style-name="T1">Simplicio: an Aristotelian and defender of the Ptolemaic theory,</text:span></text:p>
      <text:p text:style-name="P1"><text:soft-page-break/><text:span text:style-name="T1">Salviati: defender of the Copernican theory (Galileo in guise), and</text:span></text:p>
      <text:p text:style-name="P1"><text:span text:style-name="T1">Sagredo: the neutral observer. Feyerabend even suggests that Simplicio's</text:span></text:p>
      <text:p text:style-name="P1"><text:span text:style-name="T1">name is a 'trick', because it implies the supporter of Ptolemaic theory</text:span></text:p>
      <text:p text:style-name="P1"><text:span text:style-name="T1">is a simpleton. While Galileo may or may not have intended to be tricky</text:span></text:p>
      <text:p text:style-name="P1"><text:span text:style-name="T1">here is not important because he is already diverted from any standard</text:span></text:p>
      <text:p text:style-name="P1"><text:span text:style-name="T1">rules of science by trying to make a convincing argument via a</text:span></text:p>
      <text:p text:style-name="P1"><text:span text:style-name="T1">hypothetical dialog. </text:span></text:p>
      <text:p text:style-name="P1"><text:span text:style-name="T1"/></text:p>
      <text:p text:style-name="P1"><text:span text:style-name="T1">Feyerabend begins by introducing the tower argument as Galileo's</text:span></text:p>
      <text:p text:style-name="P1"><text:span text:style-name="T1">'diffusal' of an argument instead of a 'refutation'. Because he is</text:span></text:p>
      <text:p text:style-name="P1"><text:span text:style-name="T1">emphasizing that Galileo did not logically refute the Ptolemaists but</text:span></text:p>
      <text:p text:style-name="P1"><text:span text:style-name="T1">used more subversive methods, like concealment, to win. It also seems to</text:span></text:p>
      <text:p text:style-name="P1"><text:span text:style-name="T1">emphasize that Copernican theory does not have logical, testable, and</text:span></text:p>
      <text:p text:style-name="P1"><text:span text:style-name="T1">indisputable advantages to the Ptolemaic theory, which it does.</text:span></text:p>
      <text:p text:style-name="P1"><text:span text:style-name="T1">Feyerabend intentionally glazes over this fact. So I would say Galileo</text:span></text:p>
      <text:p text:style-name="P1"><text:span text:style-name="T1">does successfully refute the Ptolemaic model in some sense. <text:s/></text:span></text:p>
      <text:p text:style-name="P1"><text:span text:style-name="T1"/></text:p>
      <text:p text:style-name="P1"><text:span text:style-name="T1">The Tower Argument goes on with Simplicio suggesting that a stationary</text:span></text:p>
      <text:p text:style-name="P1"><text:span text:style-name="T1">earth implies that a stone dropped should be hurtled westward.</text:span></text:p>
      <text:p text:style-name="P1"><text:span text:style-name="T1">Simplicio and Salvatori(Galileo) both agree that this is not what</text:span></text:p>
      <text:p text:style-name="P1"><text:span text:style-name="T1">happens. When a stone is dropped from a tower it falls straight down.</text:span></text:p>
      <text:p text:style-name="P1"><text:span text:style-name="T1">Perpendicular to the earth. <text:s/>Galileo goes on to show, in terms</text:span></text:p>
      <text:p text:style-name="P1"><text:span text:style-name="T1">understandable by Simplicio, that the Copernican model is also</text:span></text:p>
      <text:p text:style-name="P1"><text:span text:style-name="T1">consistent with this observation. Galileo first explains how the</text:span></text:p>
      <text:p text:style-name="P1"><text:span text:style-name="T1">relative motions of objects can be misunderstood with a metaphor about</text:span></text:p>
      <text:p text:style-name="P1"><text:span text:style-name="T1">how people might think the moon follows them. Feyerabend calls this</text:span></text:p>
      <text:p text:style-name="P1"><text:span text:style-name="T1">impression of the motion of the moon a 'natural interpretation' of its</text:span></text:p>
      <text:p text:style-name="P1"><text:span text:style-name="T1">motion. A natural interpretation is an implicit assumption people make</text:span></text:p>
      <text:p text:style-name="P1"><text:span text:style-name="T1">that is based on previous scientific theory. A natural interpretation is</text:span></text:p>
      <text:p text:style-name="P1"><text:soft-page-break/><text:span text:style-name="T1">why an Aristotelian would think the stone would be 'left behind' when</text:span></text:p>
      <text:p text:style-name="P1"><text:span text:style-name="T1">dropped from the tower. Feyerabend asserts that it is difficult to</text:span></text:p>
      <text:p text:style-name="P1"><text:span text:style-name="T1">detect error in natural interpretations without alternative statements,</text:span></text:p>
      <text:p text:style-name="P1"><text:span text:style-name="T1">so Galileo used the Copernican theory to offer an alternative statement.</text:span></text:p>
      <text:p text:style-name="P1"><text:span text:style-name="T1">Galileo, also broke methodological rules when he created an ad hoc</text:span></text:p>
      <text:p text:style-name="P1"><text:span text:style-name="T1">hypotheses to save his theory, since he had no knowledge of Newtonian</text:span></text:p>
      <text:p text:style-name="P1"><text:span text:style-name="T1">mechanics, he made up an explanation to save his theory: Since the earth</text:span></text:p>
      <text:p text:style-name="P1"><text:span text:style-name="T1">is moving, so is the tower, so when the rock is dropped, its motion is</text:span></text:p>
      <text:p text:style-name="P1"><text:span text:style-name="T1">the sum of the two parts, the moving earth and falling. <text:s/>These two</text:span></text:p>
      <text:p text:style-name="P1"><text:span text:style-name="T1">motions add together so that the rock falls parallel to the tower. <text:s/>It</text:span></text:p>
      <text:p text:style-name="P1"><text:span text:style-name="T1">is in this way that Feyerabend thinks Galileo is using counterinduction</text:span></text:p>
      <text:p text:style-name="P1"><text:span text:style-name="T1">to elaborate on his theory so that it conforms with the observed facts.</text:span></text:p>
      <text:p text:style-name="P1"><text:span text:style-name="T1">To this Feyerabend remarks that here Galileo does not actually argue,</text:span></text:p>
      <text:p text:style-name="P1"><text:span text:style-name="T1">but uses *propaganda* and *psychological tricks* to persuade Simplicio</text:span></text:p>
      <text:p text:style-name="P1"><text:span text:style-name="T1">and Sagredo. <text:s/>Feyerabend intends for his reconstruction to demonstrate</text:span></text:p>
      <text:p text:style-name="P1"><text:span text:style-name="T1">the successfulness of his principals of proliferation. By showing how</text:span></text:p>
      <text:p text:style-name="P1"><text:span text:style-name="T1">Galileo used methods other than straight forward arguments to promote</text:span></text:p>
      <text:p text:style-name="P1"><text:span text:style-name="T1">his theory. </text:span></text:p>
      <text:p text:style-name="P1"><text:span text:style-name="T1"/></text:p>
      <text:p text:style-name="P1"><text:span text:style-name="T1">In the tower argument, Feyerabend construes Galileo's arguments as</text:span></text:p>
      <text:p text:style-name="P1"><text:span text:style-name="T1">'propaganda' and 'psychological tricks' These words have negative</text:span></text:p>
      <text:p text:style-name="P1"><text:span text:style-name="T1">connotations. Implying that Galileo would deceive someone into the</text:span></text:p>
      <text:p text:style-name="P1"><text:span text:style-name="T1">belief of a moving earth. There is no reason to believe Galileo was</text:span></text:p>
      <text:p text:style-name="P1"><text:span text:style-name="T1">being deceitful, there was no benefit to his deception. Nor is there a</text:span></text:p>
      <text:p text:style-name="P1"><text:span text:style-name="T1">reason to believe that Galileo did not actually believe in a moving</text:span></text:p>
      <text:p text:style-name="P1"><text:span text:style-name="T1">earth and was lying. <text:s/>While it can't be ruled out that Galileo was being</text:span></text:p>
      <text:p text:style-name="P1"><text:span text:style-name="T1">dishonest, there is no reason to think he was.</text:span></text:p>
      <text:p text:style-name="P1"><text:span text:style-name="T1"/></text:p>
      <text:p text:style-name="P1"><text:span text:style-name="T1">Feyerabend admits, this construal is exaggerated. It portrays Galileo's</text:span></text:p>
      <text:p text:style-name="P1"><text:soft-page-break/><text:span text:style-name="T1">intentions dishonestly. By using words like 'propaganda' and</text:span></text:p>
      <text:p text:style-name="P1"><text:span text:style-name="T1">'psychological tricks' he is insinuating that Galileo is trying to</text:span></text:p>
      <text:p text:style-name="P1"><text:span text:style-name="T1">deceive his opponent. The tone implies that Galileo thinks his own</text:span></text:p>
      <text:p text:style-name="P1"><text:span text:style-name="T1">theory is untrue but is promoting it in spite of this fact. <text:s/></text:span></text:p>
      <text:p text:style-name="P1"><text:span text:style-name="T1"/></text:p>
      <text:p text:style-name="P1"><text:span text:style-name="T1">According to Feyerabend the proliferating scientist should be</text:span></text:p>
      <text:p text:style-name="P1"><text:span text:style-name="T1">"introducing, elaborating, and propagating hypotheses which are</text:span></text:p>
      <text:p text:style-name="P1"><text:span text:style-name="T1">inconsistent [...] with well-established theories." Galileo is indeed</text:span></text:p>
      <text:p text:style-name="P1"><text:span text:style-name="T1">doing this. The idea that the earth moves around the sun was</text:span></text:p>
      <text:p text:style-name="P1"><text:span text:style-name="T1">inconsistent with the churches theory. But Galileo is not proliferating</text:span></text:p>
      <text:p text:style-name="P1"><text:span text:style-name="T1">because the church theory is well established as Feyerabend would have</text:span></text:p>
      <text:p text:style-name="P1"><text:span text:style-name="T1">you think. He is espousing his theory because he thinks that his theory</text:span></text:p>
      <text:p text:style-name="P1"><text:span text:style-name="T1">is correct. How is this different? In the former case Galileo would be</text:span></text:p>
      <text:p text:style-name="P1"><text:span text:style-name="T1">challenging the church just because of the popularity of its theory, in</text:span></text:p>
      <text:p text:style-name="P1"><text:span text:style-name="T1">the latter case Galileo is challenging the church because he simply</text:span></text:p>
      <text:p text:style-name="P1"><text:span text:style-name="T1">believes his theory to be true. Finally we can avoid total anarchism if</text:span></text:p>
      <text:p text:style-name="P1"><text:span text:style-name="T1">we notice, in Galileo's case and others, that scientific rules are</text:span></text:p>
      <text:p text:style-name="P1"><text:span text:style-name="T1">usefu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11:10:22</dc:date>
    <meta:document-statistic meta:table-count="0" meta:image-count="0" meta:object-count="0" meta:page-count="4" meta:paragraph-count="95" meta:word-count="938" meta:character-count="5994" meta:non-whitespace-character-count="5137"/>
    <meta:generator>LibreOffice/3.6$Linux_X86_64 LibreOffice_project/360m1$Build-2</meta:generator>
  </office:meta>
</office:document-meta>
</file>